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62in" style:use-optimal-column-width="false"/>
    </style:style>
    <style:style style:name="TableColumn3" style:family="table-column">
      <style:table-column-properties style:column-width="2.4881in" style:use-optimal-column-width="false"/>
    </style:style>
    <style:style style:name="TableColumn4" style:family="table-column">
      <style:table-column-properties style:column-width="0.1798in" style:use-optimal-column-width="false"/>
    </style:style>
    <style:style style:name="TableColumn5" style:family="table-column">
      <style:table-column-properties style:column-width="1.7763in" style:use-optimal-column-width="false"/>
    </style:style>
    <style:style style:name="Table1" style:family="table" style:master-page-name="MP0">
      <style:table-properties style:width="6.150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end"/>
    </style:style>
    <style:style style:name="TableCell9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end"/>
    </style:style>
    <style:style style:name="TableCell13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end"/>
    </style:style>
    <style:style style:name="TableCell1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18" style:family="table-cell">
      <style:table-cell-properties fo:border="0.0104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en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  <style:style style:name="TableCell23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TableCell24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style style:name="TableColumn27" style:family="table-column">
      <style:table-column-properties style:column-width="1.8243in" style:use-optimal-column-width="false"/>
    </style:style>
    <style:style style:name="TableColumn28" style:family="table-column">
      <style:table-column-properties style:column-width="4.3263in" style:use-optimal-column-width="false"/>
    </style:style>
    <style:style style:name="Table26" style:family="table">
      <style:table-properties style:width="6.1506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ableCell32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end"/>
    </style:style>
    <style:style style:name="TableCell3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ableCell4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</style:style>
    <style:style style:name="TableCell4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/>
    </style:style>
    <style:style style:name="TableCell4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/>
    </style:style>
    <style:style style:name="TableCell5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</style:style>
    <style:style style:name="TableCell5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P57" style:parent-style-name="ListParagraph" style:list-style-name="WWNum7" style:family="paragraph"/>
    <style:style style:name="P58" style:parent-style-name="ListParagraph" style:list-style-name="WWNum7" style:family="paragraph"/>
    <style:style style:name="P59" style:parent-style-name="ListParagraph" style:list-style-name="WWNum7" style:family="paragraph"/>
    <style:style style:name="P60" style:parent-style-name="ListParagraph" style:list-style-name="WWNum7" style:family="paragraph"/>
    <style:style style:name="P61" style:parent-style-name="ListParagraph" style:list-style-name="WWNum7" style:family="paragraph"/>
    <style:style style:name="P62" style:parent-style-name="ListParagraph" style:list-style-name="WWNum7" style:family="paragraph"/>
    <style:style style:name="P63" style:parent-style-name="ListParagraph" style:list-style-name="WWNum7" style:family="paragraph"/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end"/>
    </style:style>
    <style:style style:name="TableCell67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end"/>
    </style:style>
    <style:style style:name="TableCell71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end"/>
    </style:style>
    <style:style style:name="TableCell75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end"/>
    </style:style>
    <style:style style:name="TableCell79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end"/>
    </style:style>
    <style:style style:name="TableCell83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end"/>
    </style:style>
    <style:style style:name="TableCell87" style:family="table-cell">
      <style:table-cell-properties fo:border-top="0.0104in solid #00000A" fo:border-left="0.0104in solid #00000A" fo:border-bottom="0.0208in solid #00000A" fo:border-right="0.0208in solid #00000A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 ID:</text:p>
          </table:table-cell>
          <table:table-cell table:style-name="TableCell9" table:number-columns-spanned="2">
            <text:p text:style-name="Standard">UC 003</text:p>
          </table:table-cell>
          <table:covered-table-cell/>
          <table:table-cell>
            <text:p text:style-name="Standard"/>
          </table:table-cell>
        </table:table-row>
        <table:table-row table:style-name="TableRow10">
          <table:table-cell table:style-name="TableCell11">
            <text:p text:style-name="P12">Use Case Name:</text:p>
          </table:table-cell>
          <table:table-cell table:style-name="TableCell13" table:number-columns-spanned="2">
            <text:p text:style-name="Standard">File ‘Save As’</text:p>
          </table:table-cell>
          <table:covered-table-cell/>
          <table:table-cell>
            <text:p text:style-name="Standard"/>
          </table:table-cell>
        </table:table-row>
        <table:table-row table:style-name="TableRow14">
          <table:table-cell table:style-name="TableCell15">
            <text:p text:style-name="P16">Created By:</text:p>
          </table:table-cell>
          <table:table-cell table:style-name="TableCell17">
            <text:p text:style-name="Standard">Eric LaPointe</text:p>
          </table:table-cell>
          <table:table-cell table:style-name="TableCell18" table:number-columns-spanned="2">
            <text:p text:style-name="P19">Last Updated By:</text:p>
          </table:table-cell>
          <table:covered-table-cell/>
        </table:table-row>
        <table:table-row table:style-name="TableRow20">
          <table:table-cell table:style-name="TableCell21">
            <text:p text:style-name="P22">Date Created:</text:p>
          </table:table-cell>
          <table:table-cell table:style-name="TableCell23">
            <text:p text:style-name="Standard">02/01/2014</text:p>
          </table:table-cell>
          <table:table-cell table:style-name="TableCell24" table:number-columns-spanned="2">
            <text:p text:style-name="P25">Date Last Updated:</text:p>
          </table:table-cell>
          <table:covered-table-cell/>
        </table:table-row>
      </table:table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ctor:</text:p>
          </table:table-cell>
          <table:table-cell table:style-name="TableCell32">
            <text:p text:style-name="Standard">User</text:p>
          </table:table-cell>
        </table:table-row>
        <table:table-row table:style-name="TableRow33">
          <table:table-cell table:style-name="TableCell34">
            <text:p text:style-name="P35">Description:</text:p>
          </table:table-cell>
          <table:table-cell table:style-name="TableCell36">
            <text:p text:style-name="Standard">Allows the user<text:s/>to save the current contents in the text editor.</text:p>
          </table:table-cell>
        </table:table-row>
        <table:table-row table:style-name="TableRow37">
          <table:table-cell table:style-name="TableCell38">
            <text:p text:style-name="P39">Preconditions:</text:p>
          </table:table-cell>
          <table:table-cell table:style-name="TableCell40">
            <text:p text:style-name="Standard">Content present in the text editor.</text:p>
          </table:table-cell>
        </table:table-row>
        <table:table-row table:style-name="TableRow41">
          <table:table-cell table:style-name="TableCell42">
            <text:p text:style-name="P43">Postconditions:</text:p>
          </table:table-cell>
          <table:table-cell table:style-name="TableCell44">
            <text:p text:style-name="Standard">Saves the content of the text editor with the user provided name and user selected file type. Updates any visual cues that are related to<text:s/>the saved status of the contents within the text editor.</text:p>
          </table:table-cell>
        </table:table-row>
        <table:table-row table:style-name="TableRow45">
          <table:table-cell table:style-name="TableCell46">
            <text:p text:style-name="P47">Priority:</text:p>
          </table:table-cell>
          <table:table-cell table:style-name="TableCell48">
            <text:p text:style-name="Standard">1</text:p>
          </table:table-cell>
        </table:table-row>
        <table:table-row table:style-name="TableRow49">
          <table:table-cell table:style-name="TableCell50">
            <text:p text:style-name="P51">Frequency of Use:</text:p>
          </table:table-cell>
          <table:table-cell table:style-name="TableCell52">
            <text:p text:style-name="Standard">Daily</text:p>
          </table:table-cell>
        </table:table-row>
        <table:table-row table:style-name="TableRow53">
          <table:table-cell table:style-name="TableCell54">
            <text:p text:style-name="P55">Main Flow:</text:p>
          </table:table-cell>
          <table:table-cell table:style-name="TableCell56">
            <text:list text:style-name="WWNum7" text:continue-numbering="true">
              <text:list-item>
                <text:p text:style-name="P57">User has content in the text editor</text:p>
              </text:list-item>
              <text:list-item>
                <text:p text:style-name="P58">User selects ‘File &gt;<text:s/>Save As’</text:p>
              </text:list-item>
              <text:list-item>
                <text:p text:style-name="P59">User is prompted with a ‘Save File Dialog’</text:p>
              </text:list-item>
              <text:list-item>
                <text:p text:style-name="P60">User designates the directory they want to save the file in</text:p>
              </text:list-item>
              <text:list-item>
                <text:p text:style-name="P61">User inputs desired file name in the ‘File Name’ text field</text:p>
              </text:list-item>
              <text:list-item>
                <text:p text:style-name="P62">User selects desired file type in the ‘File Type’ drop down</text:p>
              </text:list-item>
              <text:list-item>
                <text:p text:style-name="P63">User selects the ‘Save’<text:s/>button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Alternative Flow:</text:p>
          </table:table-cell>
          <table:table-cell table:style-name="TableCell67">
            <text:p text:style-name="Standard">User wants to cancel an in progress save:</text:p>
            <text:p text:style-name="Standard">Start at Main Flow Step 3-6.</text:p>
            <text:p text:style-name="Standard">AF7.) User selects the ‘Cancel’ button</text:p>
            <text:p text:style-name="Standard"/>
            <text:p text:style-name="Standard">User wants to override an existing file:</text:p>
            <text:p text:style-name="Standard">Start at Main Flow Step 7.</text:p>
            <text:p text:style-name="Standard">AF8.) User is prompted that the designated file<text:s/>name already exists</text:p>
            <text:p text:style-name="Standard">AF9.) User selects the ‘Save’ button</text:p>
            <text:p text:style-name="Standard"/>
            <text:p text:style-name="Standard">User does not want to override an existing file:</text:p>
            <text:p text:style-name="Standard">Start at Main Flow Step 7.</text:p>
            <text:p text:style-name="Standard">AF8.) User is prompted that the designated file name already exists</text:p>
            <text:p text:style-name="Standard">AF9.) User selects the ‘Cancel’ button</text:p>
          </table:table-cell>
        </table:table-row>
        <table:table-row table:style-name="TableRow68">
          <table:table-cell table:style-name="TableCell69">
            <text:p text:style-name="P70">Exceptions:</text:p>
          </table:table-cell>
          <table:table-cell table:style-name="TableCell71">
            <text:p text:style-name="Standard">No<text:s/>active contents in text editor.</text:p>
            <text:p text:style-name="Standard">Invalid directory.</text:p>
            <text:p text:style-name="Standard">Invalid file name.</text:p>
            <text:p text:style-name="Standard">Invalid file type.</text:p>
          </table:table-cell>
        </table:table-row>
        <table:table-row table:style-name="TableRow72">
          <table:table-cell table:style-name="TableCell73">
            <text:p text:style-name="P74">Includes:</text:p>
          </table:table-cell>
          <table:table-cell table:style-name="TableCell75">
            <text:p text:style-name="Standard">Save</text:p>
          </table:table-cell>
        </table:table-row>
        <table:table-row table:style-name="TableRow76">
          <table:table-cell table:style-name="TableCell77">
            <text:p text:style-name="P78">Non Functional Requirements:</text:p>
          </table:table-cell>
          <table:table-cell table:style-name="TableCell79">
            <text:p text:style-name="Standard">Save within 5 seconds or show a progress bar.</text:p>
            <text:p text:style-name="Standard">Inform the user why a directory/file name/file type is invalid.</text:p>
            <text:p text:style-name="Standard">End user<text:s/>documentation.</text:p>
            <text:p text:style-name="Standard">The ‘File Type’ drop down should be easily expanded in the future.</text:p>
            <text:p text:style-name="Standard">The ‘File Type’ drop down should default to .txt file extension.</text:p>
          </table:table-cell>
        </table:table-row>
        <table:table-row table:style-name="TableRow80">
          <table:table-cell table:style-name="TableCell81">
            <text:p text:style-name="P82">Assumptions:</text:p>
          </table:table-cell>
          <table:table-cell table:style-name="TableCell83">
            <text:p text:style-name="Standard">N/A</text:p>
          </table:table-cell>
        </table:table-row>
        <table:table-row table:style-name="TableRow84">
          <table:table-cell table:style-name="TableCell85">
            <text:p text:style-name="P86">Notes and Issues:</text:p>
          </table:table-cell>
          <table:table-cell table:style-name="TableCell87">
            <text:p text:style-name="Standard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8" style:display-name="WWNum8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9" style:display-name="WWNum9">
      <text:list-level-style-number text:level="1" style:num-suffix=".)" style:num-format="1" text:start-value="7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)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su</meta:initial-creator>
    <dc:creator>Jeff Abt</dc:creator>
    <meta:creation-date>2014-02-01T21:00:00Z</meta:creation-date>
    <dc:date>2016-03-31T14:30:00Z</dc:date>
    <meta:template xlink:href="Normal" xlink:type="simple"/>
    <meta:editing-cycles>1</meta:editing-cycles>
    <meta:editing-duration>PT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0" meta:character-count="1811" meta:row-count="12" meta:non-whitespace-character-count="1544"/>
  </office:meta>
</office:document-meta>
</file>